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paragraph-rsid="000b895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2116f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b8954" officeooo:paragraph-rsid="000b895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b8954" officeooo:paragraph-rsid="0020900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b8954" officeooo:paragraph-rsid="002116f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b8954" officeooo:paragraph-rsid="0032909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09006" officeooo:paragraph-rsid="0020900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09006" officeooo:paragraph-rsid="002116f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weight="normal" officeooo:paragraph-rsid="000e47a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weight="normal" officeooo:paragraph-rsid="00103e9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weight="normal" officeooo:paragraph-rsid="002116f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weight="normal" officeooo:rsid="000e47a3" officeooo:paragraph-rsid="000b895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weight="normal" officeooo:rsid="000e47a3" officeooo:paragraph-rsid="000e47a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103e9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20900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2116f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15b1c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20900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1ed80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2116f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22c20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weight="normal" officeooo:rsid="00097b10" officeooo:paragraph-rsid="0020900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weight="normal" officeooo:rsid="001bedcd" officeooo:paragraph-rsid="0020900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weight="normal" officeooo:rsid="0007b3d4" officeooo:paragraph-rsid="0020900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weight="normal" officeooo:rsid="0007b3d4" officeooo:paragraph-rsid="002f4db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fo:font-weight="normal" officeooo:rsid="00134788" officeooo:paragraph-rsid="0020900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fo:font-weight="normal" officeooo:rsid="00134788" officeooo:paragraph-rsid="001ed80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fo:font-weight="normal" officeooo:rsid="00134788" officeooo:paragraph-rsid="002116f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fo:font-weight="normal" officeooo:rsid="000b8954" officeooo:paragraph-rsid="002116f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fo:font-weight="normal" officeooo:rsid="002116f6" officeooo:paragraph-rsid="002116f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weight="normal" officeooo:rsid="002116f6" officeooo:paragraph-rsid="000b895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weight="normal" officeooo:rsid="002116f6" officeooo:paragraph-rsid="002da74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fo:font-weight="normal" officeooo:rsid="0022c20d" officeooo:paragraph-rsid="0020900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fo:font-weight="normal" officeooo:rsid="0024c4d8" officeooo:paragraph-rsid="0020900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fo:font-weight="normal" officeooo:rsid="0010b4ac" officeooo:paragraph-rsid="0027f316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0b8954" officeooo:paragraph-rsid="000b8954" style:font-size-asian="14pt" style:font-weight-asian="bold" style:font-size-complex="16pt" style:font-weight-complex="bold"/>
    </style:style>
    <style:style style:name="P37" style:family="paragraph" style:parent-style-name="Standard">
      <style:text-properties officeooo:rsid="000b8954" officeooo:paragraph-rsid="000b8954"/>
    </style:style>
    <style:style style:name="P38" style:family="paragraph" style:parent-style-name="Standard">
      <style:text-properties officeooo:rsid="000b8954" officeooo:paragraph-rsid="00134788"/>
    </style:style>
    <style:style style:name="P39" style:family="paragraph" style:parent-style-name="Standard">
      <style:paragraph-properties fo:text-align="start" style:justify-single-word="false"/>
      <style:text-properties fo:color="#ff0000" fo:font-weight="normal" officeooo:rsid="0018418f" officeooo:paragraph-rsid="0018418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ff0000" fo:font-weight="normal" officeooo:rsid="0018418f" officeooo:paragraph-rsid="002116f6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ff0000" fo:font-weight="normal" officeooo:rsid="001f9162" officeooo:paragraph-rsid="0020900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ff0000" fo:font-weight="normal" officeooo:rsid="001f9162" officeooo:paragraph-rsid="002116f6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ff0000" fo:font-weight="normal" officeooo:rsid="002116f6" officeooo:paragraph-rsid="002116f6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ff0000" fo:font-weight="normal" officeooo:rsid="001ed80d" officeooo:paragraph-rsid="002116f6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209006"/>
    </style:style>
    <style:style style:name="P46" style:family="paragraph" style:parent-style-name="Standard">
      <style:paragraph-properties fo:text-align="center" style:justify-single-word="false" fo:break-before="page"/>
      <style:text-properties fo:font-weight="bold" officeooo:rsid="000b8954" officeooo:paragraph-rsid="000b8954" style:font-weight-asian="bold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style:use-window-font-color="true" fo:font-weight="normal" officeooo:rsid="00103e93" officeooo:paragraph-rsid="002116f6" style:font-weight-asian="normal" style:font-weight-complex="normal"/>
    </style:style>
    <style:style style:name="P48" style:family="paragraph" style:parent-style-name="Standard">
      <style:paragraph-properties fo:text-align="start" style:justify-single-word="false" fo:break-before="page"/>
      <style:text-properties style:use-window-font-color="true" fo:font-weight="normal" officeooo:rsid="002116f6" officeooo:paragraph-rsid="002116f6" style:font-weight-asian="normal" style:font-weight-complex="normal"/>
    </style:style>
    <style:style style:name="P49" style:family="paragraph" style:parent-style-name="Standard">
      <style:paragraph-properties fo:margin-left="1.245cm" fo:margin-right="0cm" fo:text-align="start" style:justify-single-word="false" fo:text-indent="-0.635cm" style:auto-text-indent="false"/>
      <style:text-properties fo:font-weight="normal" officeooo:rsid="000b8954" officeooo:paragraph-rsid="00209006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329093" officeooo:paragraph-rsid="00329093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fo:font-weight="normal" officeooo:rsid="001182d1" officeooo:paragraph-rsid="002da748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fo:font-weight="normal" officeooo:rsid="0007b3d4" officeooo:paragraph-rsid="002f4db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209006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35bd60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fo:font-weight="normal" officeooo:rsid="002116f6" officeooo:paragraph-rsid="0035bd60" style:font-weight-asian="normal" style:font-weight-complex="normal"/>
    </style:style>
    <style:style style:name="T1" style:family="text">
      <style:text-properties officeooo:rsid="000b8954"/>
    </style:style>
    <style:style style:name="T2" style:family="text">
      <style:text-properties fo:color="#ff0000"/>
    </style:style>
    <style:style style:name="T3" style:family="text">
      <style:text-properties fo:color="#ff0000" officeooo:rsid="000b8954"/>
    </style:style>
    <style:style style:name="T4" style:family="text">
      <style:text-properties fo:color="#ff0000" officeooo:rsid="00103e93"/>
    </style:style>
    <style:style style:name="T5" style:family="text">
      <style:text-properties fo:color="#ff0000" officeooo:rsid="0018418f"/>
    </style:style>
    <style:style style:name="T6" style:family="text">
      <style:text-properties fo:color="#ff0000" officeooo:rsid="00199d3e"/>
    </style:style>
    <style:style style:name="T7" style:family="text">
      <style:text-properties fo:color="#ff0000" officeooo:rsid="001f9162"/>
    </style:style>
    <style:style style:name="T8" style:family="text">
      <style:text-properties fo:color="#ff0000" officeooo:rsid="002116f6"/>
    </style:style>
    <style:style style:name="T9" style:family="text">
      <style:text-properties fo:color="#ff0000" officeooo:rsid="0022c20d"/>
    </style:style>
    <style:style style:name="T10" style:family="text">
      <style:text-properties fo:color="#ff0000" officeooo:rsid="0023b1ff"/>
    </style:style>
    <style:style style:name="T11" style:family="text">
      <style:text-properties fo:color="#ff0000" officeooo:rsid="0024c4d8"/>
    </style:style>
    <style:style style:name="T12" style:family="text">
      <style:text-properties fo:color="#ff0000" officeooo:rsid="002f4dbe"/>
    </style:style>
    <style:style style:name="T13" style:family="text">
      <style:text-properties officeooo:rsid="000e47a3"/>
    </style:style>
    <style:style style:name="T14" style:family="text">
      <style:text-properties fo:font-weight="bold" officeooo:rsid="000e47a3" style:font-weight-asian="bold" style:font-weight-complex="bold"/>
    </style:style>
    <style:style style:name="T15" style:family="text">
      <style:text-properties officeooo:rsid="001150d5"/>
    </style:style>
    <style:style style:name="T16" style:family="text">
      <style:text-properties officeooo:rsid="00134788"/>
    </style:style>
    <style:style style:name="T17" style:family="text">
      <style:text-properties style:use-window-font-color="true" fo:font-weight="normal" officeooo:rsid="00103e93" style:font-weight-asian="normal" style:font-weight-complex="normal"/>
    </style:style>
    <style:style style:name="T18" style:family="text">
      <style:text-properties style:use-window-font-color="true" fo:font-weight="normal" officeooo:rsid="00134788" style:font-weight-asian="normal" style:font-weight-complex="normal"/>
    </style:style>
    <style:style style:name="T19" style:family="text">
      <style:text-properties style:use-window-font-color="true" fo:font-weight="normal" officeooo:rsid="001bedcd" style:font-weight-asian="normal" style:font-weight-complex="normal"/>
    </style:style>
    <style:style style:name="T20" style:family="text">
      <style:text-properties style:use-window-font-color="true" fo:font-weight="normal" officeooo:rsid="001ceeee" style:font-weight-asian="normal" style:font-weight-complex="normal"/>
    </style:style>
    <style:style style:name="T21" style:family="text">
      <style:text-properties style:use-window-font-color="true" fo:font-weight="normal" officeooo:rsid="00097b10" style:font-weight-asian="normal" style:font-weight-complex="normal"/>
    </style:style>
    <style:style style:name="T22" style:family="text">
      <style:text-properties style:use-window-font-color="true" fo:font-weight="normal" officeooo:rsid="0015b1c2" style:font-weight-asian="normal" style:font-weight-complex="normal"/>
    </style:style>
    <style:style style:name="T23" style:family="text">
      <style:text-properties officeooo:rsid="00151908"/>
    </style:style>
    <style:style style:name="T24" style:family="text">
      <style:text-properties officeooo:rsid="0018418f"/>
    </style:style>
    <style:style style:name="T25" style:family="text">
      <style:text-properties officeooo:rsid="00199d3e"/>
    </style:style>
    <style:style style:name="T26" style:family="text">
      <style:text-properties officeooo:rsid="001f7268"/>
    </style:style>
    <style:style style:name="T27" style:family="text">
      <style:text-properties officeooo:rsid="001f9162"/>
    </style:style>
    <style:style style:name="T28" style:family="text">
      <style:text-properties officeooo:rsid="000b6b48"/>
    </style:style>
    <style:style style:name="T29" style:family="text">
      <style:text-properties officeooo:rsid="00097b10"/>
    </style:style>
    <style:style style:name="T30" style:family="text">
      <style:text-properties officeooo:rsid="0007b3d4"/>
    </style:style>
    <style:style style:name="T31" style:family="text">
      <style:text-properties officeooo:rsid="00209006"/>
    </style:style>
    <style:style style:name="T32" style:family="text">
      <style:text-properties officeooo:rsid="002116f6"/>
    </style:style>
    <style:style style:name="T33" style:family="text">
      <style:text-properties officeooo:rsid="0022c20d"/>
    </style:style>
    <style:style style:name="T34" style:family="text">
      <style:text-properties officeooo:rsid="0022e29a"/>
    </style:style>
    <style:style style:name="T35" style:family="text">
      <style:text-properties officeooo:rsid="0023b1ff"/>
    </style:style>
    <style:style style:name="T36" style:family="text">
      <style:text-properties officeooo:rsid="0024c4d8"/>
    </style:style>
    <style:style style:name="T37" style:family="text">
      <style:text-properties officeooo:rsid="0025f6c5"/>
    </style:style>
    <style:style style:name="T38" style:family="text">
      <style:text-properties officeooo:rsid="001182d1"/>
    </style:style>
    <style:style style:name="T39" style:family="text">
      <style:text-properties officeooo:rsid="00286a8d"/>
    </style:style>
    <style:style style:name="T40" style:family="text">
      <style:text-properties officeooo:rsid="002bf59b"/>
    </style:style>
    <style:style style:name="T41" style:family="text">
      <style:text-properties officeooo:rsid="001323d1"/>
    </style:style>
    <style:style style:name="T42" style:family="text">
      <style:text-properties officeooo:rsid="002f4dbe"/>
    </style:style>
    <style:style style:name="T43" style:family="text">
      <style:text-properties officeooo:rsid="00329093"/>
    </style:style>
    <style:style style:name="T44" style:family="text">
      <style:text-properties officeooo:rsid="0033f5bf"/>
    </style:style>
    <style:style style:name="T45" style:family="text">
      <style:text-properties officeooo:rsid="0035b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ET DE RÈGLES</text:p>
      <text:p text:style-name="P36"/>
      <text:p text:style-name="P37"/>
      <text:p text:style-name="P37"><text:span text:style-name="T31">5</text:span> grads sets de règles:</text:p>
      <text:p text:style-name="P37"><text:tab/><text:span text:style-name="T31">I</text:span> : climat de Mars</text:p>
      <text:p text:style-name="P37"><text:tab/><text:span text:style-name="T31">II</text:span> : Economie</text:p>
      <text:p text:style-name="P37"><text:tab/><text:span text:style-name="T31">III</text:span> : Gestion gvt. interne</text:p>
      <text:p text:style-name="P37"><text:tab/><text:span text:style-name="T31">IV</text:span> : Gestion diplomatie (et militaire)</text:p>
      <text:p text:style-name="P38"><text:tab/><text:span text:style-name="T31">V</text:span> : Infrastructures (coûts, ressources à <text:span text:style-name="T15">p</text:span>rendre en compte)<text:tab/><text:tab/><text:span text:style-name="T24">https://en.wikipedia.org/wiki/Colonization_of_Mars#Equipment_needed_for_colonization</text:span></text:p>
      <text:p text:style-name="P37"/>
      <text:p text:style-name="P46">CLIMAT DE MARS</text:p>
      <text:p text:style-name="P3"/>
      <text:p text:style-name="P49">1 : Atmosphère</text:p>
      <text:p text:style-name="P3"><text:tab/><text:span text:style-name="T31">a) </text:span>Atmosphère de départ: (en Teratonnes)</text:p>
      <text:p text:style-name="P3"><text:tab/><text:tab/>CO2 : 24</text:p>
      <text:p text:style-name="P3"><text:tab/><text:tab/>Ar : 0,525</text:p>
      <text:p text:style-name="P3"><text:tab/><text:tab/>N2 : 0,475</text:p>
      <text:p text:style-name="P4"><text:tab/><text:tab/>O2 : 0,03625</text:p>
      <text:p text:style-name="P5"><text:tab/><text:tab/>H2O : 0,00525</text:p>
      <text:p text:style-name="P5"><text:tab/><text:tab/>O3 : <text:span text:style-name="T32">Presque 0 (cf. 1b) Role des gaz)</text:span></text:p>
      <text:p text:style-name="P3"><text:tab/><text:tab/><text:span text:style-name="T2">CH4 ?</text:span> <text:span text:style-name="T32">0</text:span></text:p>
      <text:p text:style-name="P5"><text:tab/><text:tab/><text:span text:style-name="T8">N2O ?</text:span><text:span text:style-name="T32"> 0</text:span></text:p>
      <text:p text:style-name="P2"><text:span text:style-name="T1"><text:tab/><text:tab/></text:span><text:span text:style-name="T3">H2 ?</text:span><text:span text:style-name="T1"> 0 -&gt; va haut dans l'atmosphère</text:span></text:p>
      <text:p text:style-name="P4"/>
      <text:p text:style-name="P7"><text:tab/>b) Role des gaz</text:p>
      <text:p text:style-name="P5"><text:tab/><text:tab/><text:span text:style-name="T31">CO2: gas à effet de serre (cf. 5a) Température moyenne)</text:span></text:p>
      <text:p text:style-name="P8"><text:tab/><text:tab/><text:tab/> dangeureux pour la santé en forte concentration (cf. 1c) Pression)</text:p>
      <text:p text:style-name="P4"><text:tab/><text:tab/><text:span text:style-name="T31">Ar : Buffer gas</text:span></text:p>
      <text:p text:style-name="P4"><text:tab/><text:tab/><text:span text:style-name="T31">N2 : Buffer gas</text:span></text:p>
      <text:p text:style-name="P4"><text:tab/><text:tab/><text:span text:style-name="T31">O2 : Respirabilité (cf. 1c) pression)</text:span></text:p>
      <text:p text:style-name="P4"><text:tab/><text:tab/><text:tab/><text:span text:style-name="T32">gas à effet de serre (cf. 5a) Température moyenne)</text:span></text:p>
      <text:p text:style-name="P4"><text:tab/><text:tab/><text:span text:style-name="T44">CH4: Fort gas à effet de serre</text:span></text:p>
      <text:p text:style-name="P6"><text:tab/><text:tab/><text:span text:style-name="T43">N2O : Fort gas à effet de serre </text:span></text:p>
      <text:p text:style-name="P50"><text:tab/><text:tab/><text:tab/>Anésthésiant. Limiter les % pour la respirabilité.</text:p>
      <text:p text:style-name="P4"><text:tab/><text:tab/><text:span text:style-name="T32">H2O : cf. Water. Utile en liquide, effet de serre + nuages</text:span></text:p>
      <text:p text:style-name="P4"><text:tab/><text:tab/><text:span text:style-name="T31">O3 : Ozone</text:span></text:p>
      <text:p text:style-name="P4"><text:tab/><text:tab/><text:tab/><text:span text:style-name="T31">Quantité d'O3 = [O2]*2.7812274.10^(-6) SI présence d'une magnétosphère</text:span></text:p>
      <text:p text:style-name="P4"><text:tab/><text:tab/><text:tab/><text:span text:style-name="T31">Absorbe les UV dangeureux pour la santé (sunburn) (entre 200nm et 315nm)</text:span></text:p>
      <text:p text:style-name="P3"/>
      <text:p text:style-name="P3"><text:tab/><text:span text:style-name="T31">c) Pression</text:span></text:p>
      <text:p text:style-name="P3"><text:tab/><text:tab/>Calcul de pression:</text:p>
      <text:p text:style-name="P3"><text:tab/><text:tab/><text:tab/>Pression (kPa) = Atmosphère (Teratonnes) x 0,025745</text:p>
      <text:p text:style-name="P3"/>
      <text:p text:style-name="P3"><text:tab/><text:tab/>Calcul de pression partielle:</text:p>
      <text:p text:style-name="P4"><text:tab/><text:tab/><text:tab/>Pression partielle (molécule) = pression x molécule (%masse)</text:p>
      <text:p text:style-name="P4"><text:tab/><text:tab/><text:tab/><text:tab/><text:tab/><text:tab/><text:tab/><text:tab/><text:tab/><text:tab/>(<text:span text:style-name="T2">%volume en fait</text:span>)</text:p>
      <text:p text:style-name="P3"/>
      <text:p text:style-name="P3"><text:tab/><text:tab/>Milestones pour la pression:</text:p>
      <text:p text:style-name="P3"><text:tab/><text:tab/><text:tab/>Respirabilité: 16kPa &lt; pression partielle (O2) &lt; 51kPa</text:p>
      <text:p text:style-name="P3"><text:tab/><text:tab/><text:tab/><text:tab/>CO2 &lt; 2%(masse) (viable à court terme en dessous de 5%)</text:p>
      <text:p text:style-name="P1"><text:span text:style-name="T1"><text:tab/><text:tab/><text:tab/><text:tab/></text:span><text:span text:style-name="T3">Ar ?</text:span><text:span text:style-name="T1"> (plus lourd que l'air, faut-il limiter le %?)</text:span></text:p>
      <text:p text:style-name="P3"><text:tab/><text:tab/><text:tab/>Armstrong Limit : A partir de 6,25kPa, pas besoin de combinaison.</text:p>
      <text:p text:style-name="P3"><text:tab/><text:tab/><text:tab/><text:span text:style-name="T25">Maximum viable (long terme) : 3MPa (30 atm) (</text:span><text:span text:style-name="T6">non sourcé</text:span><text:span text:style-name="T25">)</text:span></text:p>
      <text:p text:style-name="P3"/>
      <text:p text:style-name="P1"><text:span text:style-name="T1"><text:tab/>d) Influences possibles par le joueur sur l'atmosphère : </text:span><text:span text:style-name="T3">cf. Infrastructures.</text:span></text:p>
      <text:p text:style-name="P15"/>
      <text:p text:style-name="P15"><text:tab/><text:span text:style-name="T35">e) Atmospheric loss: à négliger (</text:span><text:span text:style-name="T10">sauf peut-être crash de météores?</text:span><text:span text:style-name="T35">)</text:span></text:p>
      <text:p text:style-name="P15"/>
      <text:p text:style-name="P16"/>
      <text:p text:style-name="P47"><text:span text:style-name="T32">2</text:span> : <text:span text:style-name="T32">Gas disponibles sous une autre forme</text:span></text:p>
      <text:p text:style-name="P30"><text:tab/>a) Poles : état de départ:</text:p>
      <text:p text:style-name="P26"><text:tab/><text:tab/>CO2 : 12 Teratonnes</text:p>
      <text:p text:style-name="P45"><text:span text:style-name="T17"><text:tab/><text:tab/></text:span><text:span text:style-name="T18">H2O : </text:span><text:bookmark text:name="cwos"/>2934 <text:span text:style-name="T23">Teratonnes (3,2 million cubic km)</text:span></text:p>
      <text:p text:style-name="P15"><text:tab/><text:span text:style-name="T32">b) Autres sur mars</text:span></text:p>
      <text:p text:style-name="P15"><text:tab/><text:tab/><text:span text:style-name="T32">H2O : 1651 Teratonnes de glace sur les terres</text:span></text:p>
      <text:p text:style-name="P15"><text:tab/><text:tab/><text:tab/><text:span text:style-name="T8">Inventer de l'eau sous la surface</text:span><text:span text:style-name="T32"> (pas de données)</text:span></text:p>
      <text:p text:style-name="P15"><text:tab/><text:tab/><text:span text:style-name="T12">Autres?</text:span></text:p>
      <text:p text:style-name="P33"><text:tab/>c) Météores, phobos, deimos</text:p>
      <text:p text:style-name="P15"><text:tab/><text:tab/><text:span text:style-name="T9">WIP</text:span><text:span text:style-name="T33">.</text:span></text:p>
      <text:p text:style-name="P34"><text:tab/>d) Réaction chimiques</text:p>
      <text:p text:style-name="P15"><text:tab/><text:tab/><text:span text:style-name="T11">WIP</text:span><text:span text:style-name="T36">.</text:span></text:p>
      <text:p text:style-name="P15"/>
      <text:p text:style-name="P18"><text:span text:style-name="T32">3</text:span> : Water</text:p>
      <text:p text:style-name="P18"><text:tab/><text:span text:style-name="T32">a) </text:span>état de départ:</text:p>
      <text:p text:style-name="P18"><text:tab/><text:tab/>4585 Teratonnes de glace (5 million km3, dont 3.2 aux poles)</text:p>
      <text:p text:style-name="P18"><text:tab/><text:tab/>+ possiblement de l'eau sous la surface <text:span text:style-name="T28">(pas de données)</text:span></text:p>
      <text:p text:style-name="P18"><text:tab/><text:tab/><text:tab/><text:span text:style-name="T29">Traité comme une ressource, cf. ressources à extraire et infrastructure.</text:span></text:p>
      <text:p text:style-name="P18"/>
      <text:p text:style-name="P18"><text:tab/><text:span text:style-name="T32">b) </text:span>Répartition (gaz/liquide/solide) :</text:p>
      <text:p text:style-name="P18"><text:tab/><text:tab/><text:span text:style-name="T45">Note : Changer les quantités pour n'intégrer que de Tmin à Tmax (et rescaler)</text:span></text:p>
      <text:p text:style-name="P18"><text:tab/><text:tab/><text:tab/><text:span text:style-name="T45">Tmin et Tmax donnés par le cumul de variations % Tmoy</text:span></text:p>
      <text:p text:style-name="P18"><text:tab/><text:tab/><text:span text:style-name="T30">VariantH2O = 5+ <text:s/>variation journalière de T° /10 (cf. Temperature)</text:span></text:p>
      <text:p text:style-name="P18"><text:tab/><text:tab/><text:span text:style-name="T39">Triple point: 273,15°K, 101325Pa</text:span></text:p>
      <text:p text:style-name="P18"><text:tab/><text:tab/><text:span text:style-name="T29">lim-s/l : limite solide/liquide </text:span></text:p>
      <text:p text:style-name="P22"><text:tab/><text:tab/><text:tab/>constant 273,15°K</text:p>
      <text:p text:style-name="P45"><text:span text:style-name="T19"><text:tab/><text:tab/>lim-</text:span><text:span text:style-name="T21">l/g : lim</text:span><text:span text:style-name="T19">ite liquide/gaz</text:span><text:span text:style-name="T20"> (approximation)</text:span></text:p>
      <text:p text:style-name="P23"><text:tab/><text:tab/><text:tab/>Tlimite(°K) = 5132 / [ 25.27877 – ln(Pression(Pa))]</text:p>
      <text:p text:style-name="P18"><text:tab/><text:tab/><text:span text:style-name="T30">Distribution(x) : Gaussienne de distribution de l'eau</text:span></text:p>
      <text:p text:style-name="P24"><text:tab/><text:tab/><text:tab/>= 1/(VariantH2O*sqrt(2pi)) * exp [ - (x-Tmoy (°K))^2 / (2*VariantH2O^2) ]</text:p>
      <text:p text:style-name="P18"><text:tab/><text:tab/><text:span text:style-name="T29">Quantité glace (%) :</text:span></text:p>
      <text:p text:style-name="P18"><text:tab/><text:tab/><text:tab/><text:span text:style-name="T29">100 * Intégrale_{-inf}^{lim-s/l} Distribution(x)</text:span></text:p>
      <text:p text:style-name="P18"><text:tab/><text:tab/><text:span text:style-name="T29">Quantité eau liquide (%) : (Rq: A cause de l'approx lim-l/g, l'intégrale peut etre <text:tab/><text:tab/><text:tab/><text:tab/><text:tab/><text:tab/><text:tab/>négative. Donne de faibles valeurs négligeables)</text:span></text:p>
      <text:p text:style-name="P18"><text:tab/><text:tab/><text:tab/><text:span text:style-name="T29">Max ( 0 , 100 * Intégrale_{lim-s/l}^{lim-l/g} Distribution(x))</text:span></text:p>
      <text:p text:style-name="P22"><text:tab/><text:tab/>Quantité eau gas (%)</text:p>
      <text:p text:style-name="P22"><text:tab/><text:tab/><text:tab/>100 * Intégral_{lim-l/g}^{inf} Distribution(x) </text:p>
      <text:p text:style-name="P18"><text:tab/><text:tab/><text:span text:style-name="T28">(Rq: Implémentation : Utiliser boost/normal distribution (maths/stats) )</text:span></text:p>
      <text:p text:style-name="P18"/>
      <text:p text:style-name="P18"><text:tab/><text:span text:style-name="T32">c) Répartition (nuages) :</text:span></text:p>
      <text:p text:style-name="P18"><text:tab/><text:tab/><text:span text:style-name="T7">WIP</text:span></text:p>
      <text:p text:style-name="P41"/>
      <text:p text:style-name="P30"/>
      <text:p text:style-name="P48"><text:span text:style-name="T27">4 : </text:span>CO2</text:p>
      <text:p text:style-name="P55"><text:tab/>a) Répartition solide/liquide/gas</text:p>
      <text:p text:style-name="P54"><text:tab/><text:tab/><text:span text:style-name="T45">Note : Changer les quantités pour n'intégrer que de Tmin à Tmax (et rescaler)</text:span></text:p>
      <text:p text:style-name="P54"><text:tab/><text:tab/><text:tab/><text:span text:style-name="T45">Tmin et Tmax donnés par le cumul de variations % Tmoy</text:span></text:p>
      <text:p text:style-name="P30"><text:tab/><text:tab/><text:span text:style-name="T37">VariantCO2 = variation journalière de T°</text:span></text:p>
      <text:p text:style-name="P30"><text:tab/><text:tab/><text:span text:style-name="T39">Triple point: 216,55°K, 518000Pa</text:span></text:p>
      <text:p text:style-name="P30"><text:tab/><text:tab/><text:span text:style-name="T40">lim-s/l : (518kPa+)</text:span></text:p>
      <text:p text:style-name="P30"><text:tab/><text:tab/><text:tab/><text:span text:style-name="T40">Tlimite(°K) = 216.55 (constant jusque 3MPa)</text:span></text:p>
      <text:p text:style-name="P35"><text:tab/><text:tab/>lim-l/g : (518kPa +)</text:p>
      <text:p text:style-name="P32"><text:tab/><text:tab/><text:tab/><text:span text:style-name="T38">Tlimite(°K) = 4.927+1922.8/[22.2363-log(P(enPa))]</text:span></text:p>
      <text:p text:style-name="P51"><text:tab/><text:tab/>lim-s/g ; (518kPa-) approximation</text:p>
      <text:p text:style-name="P32"><text:tab/><text:tab/><text:tab/><text:span text:style-name="T41">Tlimite(°K) = 10.9207 log(P(en Pa)) + 72.8583</text:span></text:p>
      <text:p text:style-name="P25"><text:tab/><text:tab/>Distribution(x) : Gaussienne de distribution de CO2</text:p>
      <text:p text:style-name="P25"><text:tab/><text:tab/><text:tab/>= 1/(Variant<text:span text:style-name="T42">CO2</text:span>*sqrt(2pi)) * exp [ - (x-Tmoy (°K))^2 / (2*Variant<text:span text:style-name="T42">CO2</text:span>^2) ]</text:p>
      <text:p text:style-name="P25"><text:tab/><text:tab/><text:span text:style-name="T42">Quantités(Pression &lt; 518kPa) :</text:span></text:p>
      <text:p text:style-name="P25"><text:tab/><text:tab/><text:tab/>%<text:span text:style-name="T42">Solid: <text:tab/>100 * Intégrale_{-inf}^{lim-s/g} Distribution(x)</text:span></text:p>
      <text:p text:style-name="P25"><text:tab/><text:tab/><text:tab/>%<text:span text:style-name="T42">Gas:<text:tab/><text:tab/>100 * Intégrale_{lim-s/g}^{inf} Distribution(x)</text:span></text:p>
      <text:p text:style-name="P25"><text:tab/><text:tab/><text:span text:style-name="T42">Quantités(Pression &gt;= 518kPa) :</text:span></text:p>
      <text:p text:style-name="P25"><text:tab/><text:tab/><text:tab/>%<text:span text:style-name="T42">Solid:<text:tab/>100*Intégrale_{-inf}^{lim-s/l} Distribution(x)</text:span></text:p>
      <text:p text:style-name="P25"><text:tab/><text:tab/><text:tab/>%<text:span text:style-name="T42">Liquid:<text:tab/>100*Intégrale_{lim-s/l}^{lim-l/g} Distribution(x)</text:span></text:p>
      <text:p text:style-name="P25"><text:tab/><text:tab/><text:tab/>%<text:span text:style-name="T42">Gas:<text:tab/><text:tab/>100*Intégrale_{lim-l/g}^{inf} Distribution(x)</text:span></text:p>
      <text:p text:style-name="P31"/>
      <text:p text:style-name="P31">5 : Température</text:p>
      <text:p text:style-name="P29"><text:tab/><text:span text:style-name="T32">a) </text:span>Température moyenne totale T<text:span text:style-name="T26">moy</text:span> <text:a xlink:type="simple" xlink:href="http://bartonpaullevenson.com/NewPlanetTemps.html">http://bartonpaullevenson.com/NewPlanetTemps.html</text:a></text:p>
      <text:p text:style-name="P12"><text:tab/><text:tab/>T<text:span text:style-name="T26">moy</text:span> <text:span text:style-name="T32">(°K) </text:span>= (Ftotal/sigma)^0.25 <text:tab/><text:tab/>( sigma = 5,6704 . 10^(-8) )</text:p>
      <text:p text:style-name="P12"><text:tab/><text:tab/>Ftotal = Fbase + Fgreenhouse – Fabs/atmo – Fabs/surface<text:tab/>(flux d'énergie)</text:p>
      <text:p text:style-name="P12"><text:tab/><text:tab/><text:tab/>Fbase (apport d'énergie due au soleil)</text:p>
      <text:p text:style-name="P12"><text:tab/><text:tab/><text:tab/>Fbase = S/4 . (1 - alpha)</text:p>
      <text:p text:style-name="P13"><text:tab/><text:tab/><text:tab/><text:tab/>S constante: distance au soleil (peut varier avec des miroirs?)</text:p>
      <text:p text:style-name="P13"><text:tab/><text:tab/><text:tab/><text:tab/>alpha : albédo (de Bond) varie avec surface d'océans/végétation?</text:p>
      <text:p text:style-name="P13"><text:tab/><text:tab/><text:tab/>Fgreenhouse (apport d'énergie du greenhouse effect)</text:p>
      <text:p text:style-name="P13"><text:tab/><text:tab/><text:tab/>Fgreenhouse = 0.75 . tau . Fbase</text:p>
      <text:p text:style-name="P13"><text:tab/><text:tab/><text:tab/><text:tab/>tau : optical thickness (absorption/atténuation de la lumière)</text:p>
      <text:p text:style-name="P13"><text:tab/><text:tab/><text:tab/><text:tab/>tau = Sum_el\in{CO2, H2O, CH4, N2O) [ k(el) . (PP(el))^0.5 ]</text:p>
      <text:p text:style-name="P9"><text:span text:style-name="T13"><text:tab/><text:tab/><text:tab/><text:tab/><text:tab/>PP(el) : pression partielle de l'élement (en Pa, </text:span><text:span text:style-name="T14">pas</text:span><text:span text:style-name="T13"> kPa)</text:span></text:p>
      <text:p text:style-name="P13"><text:tab/><text:tab/><text:tab/><text:tab/><text:tab/>k(el)<text:tab/>constante dépend de l'élement</text:p>
      <text:p text:style-name="P13"><text:tab/><text:tab/><text:tab/><text:tab/><text:tab/><text:tab/>k(CO2) = 0.029</text:p>
      <text:p text:style-name="P13"><text:tab/><text:tab/><text:tab/><text:tab/><text:tab/><text:tab/>k(H2O) = 0.087 <text:s text:c="2"/><text:span text:style-name="T27">(Utiliser gas+nuages)</text:span></text:p>
      <text:p text:style-name="P13"><text:tab/><text:tab/><text:tab/><text:tab/><text:tab/><text:tab/>k(CH4) = 1.45 (pas sûr, inventé depuis le GWP)</text:p>
      <text:p text:style-name="P13"><text:tab/><text:tab/><text:tab/><text:tab/><text:tab/><text:tab/>k(N2O) = 7.25 (pas sûr, idem)</text:p>
      <text:p text:style-name="P13"><text:tab/><text:tab/><text:tab/>Fabs/atmo (énergie absorbée par l'atmosphère)</text:p>
      <text:p text:style-name="P13"><text:tab/><text:tab/><text:tab/>Fabs/atmo = Fbase . (1-exp(-tau_VIS))</text:p>
      <text:p text:style-name="P13"><text:tab/><text:tab/><text:tab/><text:tab/>tau_VIS (visual optical thickness)</text:p>
      <text:p text:style-name="P14"><text:tab/><text:tab/><text:tab/><text:tab/>tau_VIS = 0.36 . [ tau – 0.723 ]^0.411</text:p>
      <text:p text:style-name="P14"><text:tab/><text:tab/><text:tab/>Fabs/surface (énergie absorbée par la surface)</text:p>
      <text:p text:style-name="P14"><text:tab/><text:tab/><text:tab/>Fabs/surface = (0.369 . tau) / (2tau – 0.6)</text:p>
      <text:p text:style-name="P14"><text:tab/><text:tab/><text:tab/><text:tab/><text:tab/>. [ (1-alpha)(Fbase-Fabs/atmo) + 0.95Fgreenhouse ]</text:p>
      <text:p text:style-name="P16"><text:tab/></text:p>
      <text:p text:style-name="P11"><text:span text:style-name="T8"><text:tab/>b) </text:span><text:span text:style-name="T4">Variations latitude </text:span><text:span text:style-name="T7">(constant)</text:span></text:p>
      <text:p text:style-name="P42"/>
      <text:p text:style-name="P11"><text:span text:style-name="T7"><text:tab/></text:span><text:span text:style-name="T8">c) Variations saisons (constant)</text:span></text:p>
      <text:p text:style-name="P43"/>
      <text:p text:style-name="P10"><text:soft-page-break/><text:span text:style-name="T4"><text:tab/></text:span><text:span text:style-name="T8">d) </text:span><text:span text:style-name="T5">Variations journalières</text:span></text:p>
      <text:p text:style-name="P39"><text:tab/><text:tab/><text:a xlink:type="simple" xlink:href="https://en.wikipedia.org/wiki/Volumetric_heat_capacity#Thermal_inertia">https://en.wikipedia.org/wiki/Volumetric_heat_capacity#Thermal_inertia</text:a></text:p>
      <text:p text:style-name="P40"><text:tab/></text:p>
      <text:p text:style-name="P44"><text:tab/>e) Implications sur la viabilité</text:p>
      <text:p text:style-name="P14"/>
      <text:p text:style-name="P14"/>
      <text:p text:style-name="P14"><text:span text:style-name="T33">6</text:span> : Thermodynamique? (vitesse de fonte/sublimation, équilibres, peut-être apport énergétique de collisions météores/phobos/deimos)</text:p>
      <text:p text:style-name="P17"/>
      <text:p text:style-name="P17"><text:span text:style-name="T33">7</text:span> : <text:span text:style-name="T32">Radiations solaires</text:span></text:p>
      <text:p text:style-name="P17"><text:tab/><text:span text:style-name="T34">a) Magnétosphère</text:span></text:p>
      <text:p text:style-name="P17"><text:tab/><text:tab/><text:span text:style-name="T34">Absente.</text:span></text:p>
      <text:p text:style-name="P17"><text:tab/><text:tab/><text:span text:style-name="T36">Possibilité d'en créer?</text:span></text:p>
      <text:p text:style-name="P17"/>
      <text:p text:style-name="P17"><text:tab/><text:span text:style-name="T36">b) Solar flare (event rare)</text:span></text:p>
      <text:p text:style-name="P17"><text:tab/><text:tab/><text:span text:style-name="T36">Sans magnétosphère, peut être très dangeureux</text:span></text:p>
      <text:p text:style-name="P17"/>
      <text:p text:style-name="P17"><text:tab/><text:span text:style-name="T36">c) Health</text:span></text:p>
      <text:p text:style-name="P17"/>
      <text:p text:style-name="P14"><text:span text:style-name="T33">8</text:span> : <text:span text:style-name="T16">Géographie, altimétrie</text:span></text:p>
      <text:p text:style-name="P20"/>
      <text:p text:style-name="P28"><text:span text:style-name="T33">9</text:span> : Ressources minéralogiques (et génération (aléatoire <text:span text:style-name="T33">fixe</text:span>?))</text:p>
      <text:p text:style-name="P28"/>
      <text:p text:style-name="P19"><text:span text:style-name="T33">10</text:span> : Répartition de l'eau <text:span text:style-name="T33">liquide</text:span>/mouillage</text:p>
      <text:p text:style-name="P19"><text:tab/><text:span text:style-name="T2">Idée: la pluie permet d'arrêter la poussière dans l'atmosphère, fait couler la poussière de surface, créer rivières/érosion. Combien de temps faut-il pour "laver" le sol?</text:span></text:p>
      <text:p text:style-name="P14"/>
      <text:p text:style-name="P21">1<text:span text:style-name="T33">1</text:span> : <text:span text:style-name="T33">Végétaux</text:span></text:p>
      <text:p text:style-name="P21"><text:tab/><text:span text:style-name="T33">Idée : </text:span><text:span text:style-name="T2">Cultivabilité, influence des végétaux </text:span><text:span text:style-name="T9">(O2)</text:span><text:span text:style-name="T2">, </text:span><text:span text:style-name="T9">croissance</text:span><text:span text:style-name="T33">.</text:span></text:p>
      <text:p text:style-name="P19"><text:tab/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6M21S</meta:editing-duration>
    <meta:editing-cycles>19</meta:editing-cycles>
    <meta:generator>LibreOffice/4.1.5.3$Windows_x86 LibreOffice_project/1c1366bba2ba2b554cd2ca4d87c06da81c05d24</meta:generator>
    <dc:date>2014-05-08T13:30:49.046000000</dc:date>
    <meta:document-statistic meta:table-count="0" meta:image-count="0" meta:object-count="0" meta:page-count="5" meta:paragraph-count="152" meta:word-count="918" meta:character-count="6421" meta:non-whitespace-character-count="5296"/>
    <meta:user-defined meta:name="Info 1"/>
    <meta:user-defined meta:name="Info 2"/>
    <meta:user-defined meta:name="Info 3"/>
    <meta:user-defined meta:name="Info 4"/>
  </office:meta>
</office:document-meta>
</file>